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rvletContext.MockServletContext( String resourceBasePath , @ Nullable ResourceLoader resource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ServletContext.addFilter( String filterName , Class &lt; ? extends Filter &gt; fil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setSessionTimeout( int session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EffectiveSessionTrackingM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letContext.getEffective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createServlet( Class &lt; T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MockServletContext( String resourceBas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Virtual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ServletRegist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Response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setServletContextName( String servletContex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setAttribute( String name , @ Nullable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ServletContext.getServletRegistration( String servl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SessionCookie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unregisterNamedDispatch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letContext.getResource(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ockServletContext.getResourceLocation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ervletContext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createListener( Class &lt; T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Mock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registerContext( String contextPath ,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setResponseCharacterEncoding( @ Nullable String responseCharacter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addServlet( String servletName , Servlet serv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addServlet( String servletName , Class &lt; ? extends Servlet &gt; servl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addMimeType( String fileExtension , MediaType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letContext.getRequest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ervletContext.setEffectiveMajorVersion( int effectiveMajor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addServlet( String servletName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addListener( Class &lt; ? extends EventListener &gt; listen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setMinorVersion( int minor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setEffectiveMinorVersion( int effectiveMinor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MockServletContext( @ Nullable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declareRoles( String ... role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ServletContext.getDefaultSessionTrackingM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addListener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Effective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setInitParamet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ervletContex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RealPath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ckServletContext.getResourcePaths( String 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ockServletContext.getContext( String contex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ervletContext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letContext.createFilter( Class &lt; T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letContext.registerNamedDispatcher( String name , RequestDispatcher requestDisp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ervletContext.getResourceAsStream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ckServletContext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FilterRegist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MimeType( String fil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ServletContext.addListener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Reques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Defaul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addJspFile( String servletName , String js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addInitParamet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letContext.getServletCont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JspConfig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setContextPath(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setSessionTrackingModes( Set &lt; SessionTrackingMode &gt; sessionTrackingM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letContext.setDefaultServletName( String defaultServl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ervletContex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FilterRegistration( String fil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Named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setMajorVersion( int major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log( String messag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Declared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addFilter( String filterName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addFilter( String filterName ,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setRequestCharacterEncoding( @ Nullable String requestCharacter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text.getSessio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